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06a6" officeooo:paragraph-rsid="000606a6"/>
    </style:style>
    <style:style style:name="P2" style:family="paragraph" style:parent-style-name="Standard">
      <style:paragraph-properties fo:text-align="justify" style:justify-single-word="false"/>
      <style:text-properties officeooo:rsid="00079841" officeooo:paragraph-rsid="00079841"/>
    </style:style>
    <style:style style:name="P3" style:family="paragraph" style:parent-style-name="Standard">
      <style:paragraph-properties fo:text-align="justify" style:justify-single-word="false"/>
      <style:text-properties officeooo:rsid="0009f862" officeooo:paragraph-rsid="0009f862"/>
    </style:style>
    <style:style style:name="P4" style:family="paragraph" style:parent-style-name="Standard">
      <style:paragraph-properties fo:text-align="justify" style:justify-single-word="false"/>
      <style:text-properties officeooo:rsid="000a90f0" officeooo:paragraph-rsid="000a90f0"/>
    </style:style>
    <style:style style:name="T1" style:family="text">
      <style:text-properties officeooo:rsid="00079841"/>
    </style:style>
    <style:style style:name="T2" style:family="text">
      <style:text-properties officeooo:rsid="0009f862"/>
    </style:style>
    <style:style style:name="T3" style:family="text">
      <style:text-properties officeooo:rsid="000a90f0"/>
    </style:style>
    <style:style style:name="T4" style:family="text">
      <style:text-properties officeooo:rsid="000ab433"/>
    </style:style>
    <style:style style:name="T5" style:family="text">
      <style:text-properties officeooo:rsid="000c2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Rafael Borba e Andressa Sias</text:p>
      <text:p text:style-name="P1">Disciplina: Sistemas Operacionais.</text:p>
      <text:p text:style-name="P1"/>
      <text:p text:style-name="P1">Descreva, de forma objetiva, como foi feita a implementação do Trabalho Prático (linguagem de programação, recursos, entre outros).</text:p>
      <text:p text:style-name="P1"/>
      <text:p text:style-name="P1">Escolhemos três algoritmos, o best-fit, first-fit e o Worst-fit, devido as diferenças entre sí. Então resolvemos deixar o Next-fit de lado devido a semelhança com first-fit. A linguagem C foi a escolhida devido a facilidade de ambos os membros do grupo em lidar com a mesma, e não precisar de um sistema complexo para rodar, como uma IDE complexa. No linux basta compilar no GCC e rodar o comando através da linha de comando. E no Windows o compilador mais simples e famoso, Dev c++ já da conta do recado, basta abrir e executar o programa.</text:p>
      <text:p text:style-name="P1"/>
      <text:p text:style-name="P2">Para <text:span text:style-name="T2">os três</text:span> algoritmos <text:span text:style-name="T2">foram</text:span> utilizado<text:span text:style-name="T2">s</text:span> apenas dois arrays(vetores), declarados como processo[] e lacuna[]. <text:span text:style-name="T5">Quando cada programa é executado, deve ser alimentado a quantidade de lacunas, processos e também seus respectivos tamanhos. </text:span>Cada processo percorre as posições de lacunas até encontrar a posição ideal conforme o algoritmo. Caso o processo não possa ter sido alocado, o algoritmo exibe na tela a mensagem informando. Após percorrer todas as lacunas e efetuar as alocações corretamente, o algoritmo mostra como ficou a lista de processos. </text:p>
      <text:p text:style-name="P1"/>
      <text:p text:style-name="P1">Best-fit: <text:span text:style-name="T1">Ne</text:span>sse algoritmo o desafio erá fazer com que o <text:span text:style-name="T1">processo fosse alocado em uma lacuna em que ele ocupasse o menor espaço possível. A solução encontrada foi fazer com que quando o processo encontra uma lacuna de seu tamanho exato, ele aloque e já passe para o próximo processo, quando ele não encontra, ele segue testando todos as lacunas. Para isso eu verifico se o processo é menor que a lacuna, se não, essa lacuna é ignorada. Mas se sim, uso uma variável auxiliar, declarada como armazena, para comparar se é maior que o resultado da lacuna menos processo, caso sim, <text:s/>eu armazeno essa posição e o valor do resultado na variável armazena. Com isso, no próximo loop, a armazena verifica se encontra um resultado menor, caso sim substitui o valor da rodada anterior pelo nov valor novo e a posição desse valor. Após testar todas as lacunas, o algoritmo pega o valor da posição e armazena na lacuna ideal, deixando o valor restante livre em sua lacuna para próximos processos.</text:span></text:p>
      <text:p text:style-name="P1"/>
      <text:p text:style-name="P3">First-fit: Esse algoritmo foi de longe o mais simples de se produzir, foi a primeira escolha e seu código serviu de base para desenvolvimento para os outros dois algoritmos. O funcionamento desse algoritmo é bem simples, ele pega uma posição do vetor de processos e percorre todo vetor de lacunas, quando encontra um espaço em que o processo cabe ele adiciona e avança para o próximo processo. Caso ele percorra todo o vetor de lacunas ele simplesmente exibe a mensagem de que o processo não foi alocado, <text:span text:style-name="T3">e parte para o próximo processo percorrendo novamente o vetor de lacunas</text:span>.</text:p>
      <text:p text:style-name="P3"/>
      <text:p text:style-name="P4">Worst-fit: Esse algoritmo tem sua estrutura bastante parecida com o Best-fir, porém com lógica inversa. <text:span text:style-name="T4">Para execução ele verifica se o processo é menor ou igual a lacuna, caso sim testa se a variável auxiliar, armazena, é menor que o resultado de lacuna menos processo. Se for armazena a posição e o resultado de lacuna menos processo na variável auxiliar. No próximo loop testa se essa variável é menor. Sendo assim sempre que encontrar um resultado menor irá armazenar a posição dele. Após testar todas as lacunas ele armazena o processo que vai deixar o maior espaço possível, disponível na lacuna escolhida conforme posição armaze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01:03.259125855</meta:creation-date>
    <dc:date>2018-11-02T19:02:06.537904037</dc:date>
    <meta:editing-duration>PT18M3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581" meta:character-count="3487" meta:non-whitespace-character-count="2912"/>
  </office:meta>
</office:document-meta>
</file>